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4.5333in" text:min-label-width="0.25in" text:list-level-position-and-space-mode="label-alignment">
          <style:list-level-label-alignment text:label-followed-by="listtab" fo:margin-left="4.7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5.0333in" text:min-label-width="0.25in" text:list-level-position-and-space-mode="label-alignment">
          <style:list-level-label-alignment text:label-followed-by="listtab" fo:margin-left="5.2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5.5333in" text:min-label-width="0.25in" text:list-level-position-and-space-mode="label-alignment">
          <style:list-level-label-alignment text:label-followed-by="listtab" fo:margin-left="5.7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6.0333in" text:min-label-width="0.25in" text:list-level-position-and-space-mode="label-alignment">
          <style:list-level-label-alignment text:label-followed-by="listtab" fo:margin-left="6.2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6.5333in" text:min-label-width="0.25in" text:list-level-position-and-space-mode="label-alignment">
          <style:list-level-label-alignment text:label-followed-by="listtab" fo:margin-left="6.7833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style="italic" style:font-style-asian="italic" style:font-style-complex="italic" fo:font-size="14pt" style:font-size-asian="14pt" style:font-size-complex="14pt" fo:language="pl" fo:country="PL"/>
    </style:style>
    <style:style style:name="P2" style:parent-style-name="Akapitzlistą" style:list-style-name="LFO1" style:family="paragraph">
      <style:text-properties fo:language="pl" fo:country="PL"/>
    </style:style>
    <style:style style:name="P3" style:parent-style-name="Akapitzlistą" style:family="paragraph">
      <style:text-properties fo:language="pl" fo:country="PL"/>
    </style:style>
    <style:style style:name="P4" style:parent-style-name="Akapitzlistą" style:family="paragraph">
      <style:text-properties fo:language="pl" fo:country="PL"/>
    </style:style>
    <style:style style:name="P5" style:parent-style-name="Akapitzlistą" style:family="paragraph">
      <style:text-properties fo:language="pl" fo:country="PL"/>
    </style:style>
    <style:style style:name="P6" style:parent-style-name="Akapitzlistą" style:list-style-name="LFO1" style:family="paragraph">
      <style:text-properties fo:language="pl" fo:country="PL"/>
    </style:style>
    <style:style style:name="P7" style:parent-style-name="Akapitzlistą" style:family="paragraph">
      <style:text-properties fo:language="pl" fo:country="PL"/>
    </style:style>
    <style:style style:name="P8" style:parent-style-name="Akapitzlistą" style:family="paragraph">
      <style:text-properties fo:language="en" fo:country="US"/>
    </style:style>
    <style:style style:name="P9" style:parent-style-name="Akapitzlistą" style:family="paragraph">
      <style:text-properties fo:language="en" fo:country="US"/>
    </style:style>
    <style:style style:name="P10" style:parent-style-name="Akapitzlistą" style:family="paragraph">
      <style:text-properties fo:language="en" fo:country="US"/>
    </style:style>
    <style:style style:name="P11" style:parent-style-name="Akapitzlistą" style:family="paragraph">
      <style:text-properties fo:language="en" fo:country="US"/>
    </style:style>
    <style:style style:name="P12" style:parent-style-name="Akapitzlistą" style:family="paragraph">
      <style:text-properties fo:language="en" fo:country="US"/>
    </style:style>
    <style:style style:name="P13" style:parent-style-name="Akapitzlistą" style:family="paragraph">
      <style:text-properties fo:language="en" fo:country="US"/>
    </style:style>
    <style:style style:name="P14" style:parent-style-name="Akapitzlistą" style:list-style-name="LFO2" style:family="paragraph">
      <style:text-properties fo:language="en" fo:country="US"/>
    </style:style>
    <style:style style:name="P15" style:parent-style-name="Normalny" style:family="paragraph">
      <style:text-properties fo:language="en" fo:country="US"/>
    </style:style>
    <style:style style:name="P16" style:parent-style-name="Akapitzlistą" style:list-style-name="LFO1" style:family="paragraph">
      <style:text-properties fo:language="pl" fo:country="PL"/>
    </style:style>
    <style:style style:name="P17" style:parent-style-name="Akapitzlistą" style:family="paragraph">
      <style:text-properties fo:language="pl" fo:country="PL"/>
    </style:style>
    <style:style style:name="P18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9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0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1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2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3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4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5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6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7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8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9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30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31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32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33" style:parent-style-name="Normalny" style:family="paragraph">
      <style:paragraph-properties fo:margin-left="0.25in">
        <style:tab-stops/>
      </style:paragraph-properties>
    </style:style>
    <style:style style:name="T34" style:parent-style-name="Domyślnaczcionkaakapitu" style:family="text">
      <style:text-properties fo:language="pl" fo:country="PL"/>
    </style:style>
    <style:style style:name="T3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36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37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38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39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4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4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4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4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4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45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46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47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48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49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50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51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5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5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54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5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5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5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58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59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6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6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6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6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6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65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6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6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68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6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7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7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72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73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74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7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7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7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78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79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8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8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8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8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8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85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8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8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88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8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9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9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92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93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94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9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96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9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98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9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00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0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02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03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104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0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06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0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08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0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10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11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11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1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14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1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1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1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18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19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12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2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22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2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24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25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26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27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128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2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30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3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32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33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3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35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color="#FFA2B8" fo:font-size="10.5pt" style:font-size-asian="10.5pt" style:font-size-complex="10.5pt" fo:language="pl" fo:country="PL" style:language-asian="ru" style:country-asian="RU" fo:hyphenate="true"/>
    </style:style>
    <style:style style:name="P136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37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38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3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40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41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42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43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44" style:parent-style-name="Normalny" style:family="paragraph">
      <style:paragraph-properties fo:margin-bottom="0in" style:line-height-at-least="0.1979in" fo:background-color="#281016"/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 fo:hyphenate="true"/>
    </style:style>
    <style:style style:name="P145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46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47" style:parent-style-name="Normalny" style:family="paragraph">
      <style:paragraph-properties fo:margin-bottom="0in" style:line-height-at-least="0.1979in" fo:background-color="#281016"/>
      <style:text-properties fo:hyphenate="true"/>
    </style:style>
    <style:style style:name="T148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49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T150" style:parent-style-name="Domyślnaczcionkaakapitu" style:family="text">
      <style:text-properties style:font-name="Consolas" style:font-name-asian="Times New Roman" fo:font-style="italic" style:font-style-asian="italic" style:font-style-complex="italic" fo:color="#D57C92" fo:font-size="10.5pt" style:font-size-asian="10.5pt" style:font-size-complex="10.5pt" fo:language="pl" fo:country="PL" style:language-asian="ru" style:country-asian="RU"/>
    </style:style>
    <style:style style:name="P151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2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3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4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5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6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7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8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159" style:parent-style-name="Akapitzlistą" style:list-style-name="LFO1" style:family="paragraph">
      <style:text-properties fo:language="pl" fo:country="PL"/>
    </style:style>
    <style:style style:name="P160" style:parent-style-name="Akapitzlistą" style:family="paragraph">
      <style:text-properties fo:language="pl" fo:country="PL"/>
    </style:style>
    <style:style style:name="P161" style:parent-style-name="Akapitzlistą" style:family="paragraph">
      <style:text-properties fo:language="pl" fo:country="PL"/>
    </style:style>
    <style:style style:name="P162" style:parent-style-name="Akapitzlistą" style:family="paragraph">
      <style:text-properties fo:language="pl" fo:country="PL"/>
    </style:style>
    <style:style style:name="P163" style:parent-style-name="Akapitzlistą" style:family="paragraph">
      <style:text-properties fo:language="pl" fo:country="PL"/>
    </style:style>
    <style:style style:name="P164" style:parent-style-name="Akapitzlistą" style:family="paragraph">
      <style:text-properties fo:language="pl" fo:country="PL"/>
    </style:style>
    <style:style style:name="P165" style:parent-style-name="Akapitzlistą" style:family="paragraph">
      <style:text-properties fo:language="pl" fo:country="PL"/>
    </style:style>
    <style:style style:name="P166" style:parent-style-name="Akapitzlistą" style:family="paragraph">
      <style:text-properties fo:language="pl" fo:country="PL"/>
    </style:style>
    <style:style style:name="P167" style:parent-style-name="Akapitzlistą" style:family="paragraph">
      <style:text-properties fo:language="pl" fo:country="PL"/>
    </style:style>
    <style:style style:name="P168" style:parent-style-name="Akapitzlistą" style:family="paragraph">
      <style:text-properties fo:language="pl" fo:country="PL"/>
    </style:style>
    <style:style style:name="P169" style:parent-style-name="Akapitzlistą" style:family="paragraph">
      <style:text-properties fo:language="pl" fo:country="PL"/>
    </style:style>
    <style:style style:name="P170" style:parent-style-name="Akapitzlistą" style:family="paragraph">
      <style:text-properties fo:language="pl" fo:country="PL"/>
    </style:style>
    <style:style style:name="P171" style:parent-style-name="Akapitzlistą" style:family="paragraph">
      <style:text-properties fo:language="pl" fo:country="PL"/>
    </style:style>
    <style:style style:name="P172" style:parent-style-name="Akapitzlistą" style:family="paragraph">
      <style:text-properties fo:language="pl" fo:country="PL"/>
    </style:style>
    <style:style style:name="P173" style:parent-style-name="Akapitzlistą" style:family="paragraph">
      <style:text-properties fo:language="pl" fo:country="PL"/>
    </style:style>
    <style:style style:name="P174" style:parent-style-name="Akapitzlistą" style:family="paragraph">
      <style:text-properties fo:language="pl" fo:country="PL"/>
    </style:style>
    <style:style style:name="P175" style:parent-style-name="Akapitzlistą" style:family="paragraph">
      <style:text-properties fo:language="pl" fo:country="PL"/>
    </style:style>
    <style:style style:name="P176" style:parent-style-name="Akapitzlistą" style:family="paragraph">
      <style:text-properties fo:language="pl" fo:country="PL"/>
    </style:style>
    <style:style style:name="P177" style:parent-style-name="Akapitzlistą" style:family="paragraph">
      <style:text-properties fo:language="pl" fo:country="PL"/>
    </style:style>
    <style:style style:name="P178" style:parent-style-name="Akapitzlistą" style:family="paragraph">
      <style:text-properties fo:language="pl" fo:country="PL"/>
    </style:style>
    <style:style style:name="P179" style:parent-style-name="Akapitzlistą" style:family="paragraph">
      <style:text-properties fo:language="pl" fo:country="PL"/>
    </style:style>
    <style:style style:name="P180" style:parent-style-name="Akapitzlistą" style:family="paragraph">
      <style:text-properties fo:language="pl" fo:country="PL"/>
    </style:style>
    <style:style style:name="P181" style:parent-style-name="Akapitzlistą" style:family="paragraph">
      <style:text-properties fo:language="pl" fo:country="PL"/>
    </style:style>
    <style:style style:name="P182" style:parent-style-name="Akapitzlistą" style:family="paragraph">
      <style:text-properties fo:language="pl" fo:country="PL"/>
    </style:style>
    <style:style style:name="P183" style:parent-style-name="Akapitzlistą" style:family="paragraph">
      <style:text-properties fo:language="pl" fo:country="PL"/>
    </style:style>
    <style:style style:name="P184" style:parent-style-name="Akapitzlistą" style:family="paragraph">
      <style:text-properties fo:language="pl" fo:country="PL"/>
    </style:style>
    <style:style style:name="P185" style:parent-style-name="Akapitzlistą" style:family="paragraph">
      <style:text-properties fo:language="pl" fo:country="PL"/>
    </style:style>
    <style:style style:name="P186" style:parent-style-name="Akapitzlistą" style:family="paragraph">
      <style:text-properties fo:language="pl" fo:country="PL"/>
    </style:style>
    <style:style style:name="P187" style:parent-style-name="Akapitzlistą" style:family="paragraph">
      <style:text-properties fo:language="pl" fo:country="PL"/>
    </style:style>
    <style:style style:name="P188" style:parent-style-name="Akapitzlistą" style:family="paragraph">
      <style:text-properties fo:language="pl" fo:country="PL"/>
    </style:style>
    <style:style style:name="P189" style:parent-style-name="Akapitzlistą" style:family="paragraph">
      <style:text-properties fo:language="pl" fo:country="PL"/>
    </style:style>
    <style:style style:name="P190" style:parent-style-name="Akapitzlistą" style:family="paragraph">
      <style:text-properties fo:language="pl" fo:country="PL"/>
    </style:style>
    <style:style style:name="P191" style:parent-style-name="Akapitzlistą" style:family="paragraph">
      <style:text-properties fo:language="pl" fo:country="PL"/>
    </style:style>
    <style:style style:name="P192" style:parent-style-name="Akapitzlistą" style:family="paragraph">
      <style:text-properties fo:language="pl" fo:country="PL"/>
    </style:style>
    <style:style style:name="P193" style:parent-style-name="Akapitzlistą" style:family="paragraph">
      <style:text-properties fo:language="pl" fo:country="PL"/>
    </style:style>
    <style:style style:name="P194" style:parent-style-name="Akapitzlistą" style:family="paragraph">
      <style:text-properties fo:language="pl" fo:country="PL"/>
    </style:style>
    <style:style style:name="P195" style:parent-style-name="Akapitzlistą" style:family="paragraph">
      <style:text-properties fo:language="pl" fo:country="PL"/>
    </style:style>
    <style:style style:name="P196" style:parent-style-name="Akapitzlistą" style:family="paragraph">
      <style:text-properties fo:language="pl" fo:country="PL"/>
    </style:style>
    <style:style style:name="P197" style:parent-style-name="Akapitzlistą" style:family="paragraph">
      <style:text-properties fo:language="pl" fo:country="PL"/>
    </style:style>
    <style:style style:name="P198" style:parent-style-name="Akapitzlistą" style:family="paragraph">
      <style:text-properties fo:language="pl" fo:country="PL"/>
    </style:style>
    <style:style style:name="P199" style:parent-style-name="Akapitzlistą" style:family="paragraph">
      <style:text-properties fo:language="pl" fo:country="PL"/>
    </style:style>
    <style:style style:name="P200" style:parent-style-name="Akapitzlistą" style:family="paragraph">
      <style:text-properties fo:language="pl" fo:country="PL"/>
    </style:style>
    <style:style style:name="P201" style:parent-style-name="Akapitzlistą" style:family="paragraph">
      <style:text-properties fo:language="pl" fo:country="PL"/>
    </style:style>
    <style:style style:name="P202" style:parent-style-name="Akapitzlistą" style:family="paragraph">
      <style:text-properties fo:language="pl" fo:country="PL"/>
    </style:style>
    <style:style style:name="P203" style:parent-style-name="Akapitzlistą" style:family="paragraph">
      <style:text-properties fo:language="pl" fo:country="PL"/>
    </style:style>
    <style:style style:name="P204" style:parent-style-name="Akapitzlistą" style:family="paragraph">
      <style:text-properties fo:language="pl" fo:country="PL"/>
    </style:style>
    <style:style style:name="P205" style:parent-style-name="Akapitzlistą" style:family="paragraph">
      <style:text-properties fo:language="pl" fo:country="PL"/>
    </style:style>
    <style:style style:name="P206" style:parent-style-name="Akapitzlistą" style:family="paragraph">
      <style:text-properties fo:language="pl" fo:country="PL"/>
    </style:style>
    <style:style style:name="P207" style:parent-style-name="Akapitzlistą" style:family="paragraph">
      <style:text-properties fo:language="pl" fo:country="PL"/>
    </style:style>
    <style:style style:name="P208" style:parent-style-name="Akapitzlistą" style:family="paragraph">
      <style:text-properties fo:language="pl" fo:country="PL"/>
    </style:style>
    <style:style style:name="P209" style:parent-style-name="Akapitzlistą" style:family="paragraph">
      <style:text-properties fo:language="pl" fo:country="PL"/>
    </style:style>
    <style:style style:name="P210" style:parent-style-name="Akapitzlistą" style:family="paragraph">
      <style:text-properties fo:language="pl" fo:country="PL"/>
    </style:style>
    <style:style style:name="P211" style:parent-style-name="Akapitzlistą" style:family="paragraph">
      <style:text-properties fo:language="pl" fo:country="PL"/>
    </style:style>
    <style:style style:name="P212" style:parent-style-name="Akapitzlistą" style:family="paragraph">
      <style:text-properties fo:language="pl" fo:country="PL"/>
    </style:style>
    <style:style style:name="P213" style:parent-style-name="Akapitzlistą" style:family="paragraph">
      <style:text-properties fo:language="pl" fo:country="PL"/>
    </style:style>
    <style:style style:name="P214" style:parent-style-name="Akapitzlistą" style:family="paragraph">
      <style:text-properties fo:language="pl" fo:country="PL"/>
    </style:style>
    <style:style style:name="P215" style:parent-style-name="Akapitzlistą" style:family="paragraph">
      <style:text-properties fo:language="pl" fo:country="PL"/>
    </style:style>
    <style:style style:name="P216" style:parent-style-name="Akapitzlistą" style:family="paragraph">
      <style:text-properties fo:language="pl" fo:country="PL"/>
    </style:style>
    <style:style style:name="P217" style:parent-style-name="Akapitzlistą" style:family="paragraph">
      <style:text-properties fo:language="pl" fo:country="PL"/>
    </style:style>
    <style:style style:name="P218" style:parent-style-name="Akapitzlistą" style:family="paragraph">
      <style:text-properties fo:language="pl" fo:country="PL"/>
    </style:style>
    <style:style style:name="P219" style:parent-style-name="Akapitzlistą" style:family="paragraph">
      <style:text-properties fo:language="pl" fo:country="PL"/>
    </style:style>
    <style:style style:name="P220" style:parent-style-name="Akapitzlistą" style:family="paragraph">
      <style:text-properties fo:language="pl" fo:country="PL"/>
    </style:style>
    <style:style style:name="P221" style:parent-style-name="Akapitzlistą" style:family="paragraph">
      <style:text-properties fo:language="pl" fo:country="PL"/>
    </style:style>
    <style:style style:name="P222" style:parent-style-name="Akapitzlistą" style:family="paragraph">
      <style:text-properties fo:language="pl" fo:country="PL"/>
    </style:style>
    <style:style style:name="P223" style:parent-style-name="Akapitzlistą" style:family="paragraph">
      <style:text-properties fo:language="pl" fo:country="PL"/>
    </style:style>
    <style:style style:name="P224" style:parent-style-name="Akapitzlistą" style:family="paragraph">
      <style:text-properties fo:language="pl" fo:country="PL"/>
    </style:style>
    <style:style style:name="P225" style:parent-style-name="Akapitzlistą" style:family="paragraph">
      <style:text-properties fo:language="pl" fo:country="PL"/>
    </style:style>
    <style:style style:name="P226" style:parent-style-name="Akapitzlistą" style:family="paragraph">
      <style:text-properties fo:language="pl" fo:country="PL"/>
    </style:style>
    <style:style style:name="P227" style:parent-style-name="Akapitzlistą" style:family="paragraph">
      <style:text-properties fo:language="pl" fo:country="PL"/>
    </style:style>
    <style:style style:name="P228" style:parent-style-name="Akapitzlistą" style:family="paragraph">
      <style:text-properties fo:language="pl" fo:country="PL"/>
    </style:style>
    <style:style style:name="P229" style:parent-style-name="Akapitzlistą" style:family="paragraph">
      <style:text-properties fo:language="pl" fo:country="PL"/>
    </style:style>
    <style:style style:name="P230" style:parent-style-name="Akapitzlistą" style:family="paragraph">
      <style:text-properties fo:language="pl" fo:country="PL"/>
    </style:style>
    <style:style style:name="P231" style:parent-style-name="Akapitzlistą" style:family="paragraph">
      <style:text-properties fo:language="pl" fo:country="PL"/>
    </style:style>
    <style:style style:name="P232" style:parent-style-name="Akapitzlistą" style:family="paragraph">
      <style:text-properties fo:language="pl" fo:country="PL"/>
    </style:style>
    <style:style style:name="P233" style:parent-style-name="Akapitzlistą" style:family="paragraph">
      <style:text-properties fo:language="pl" fo:country="PL"/>
    </style:style>
    <style:style style:name="P234" style:parent-style-name="Akapitzlistą" style:family="paragraph">
      <style:text-properties fo:language="pl" fo:country="PL"/>
    </style:style>
    <style:style style:name="P235" style:parent-style-name="Akapitzlistą" style:family="paragraph">
      <style:text-properties fo:language="pl" fo:country="PL"/>
    </style:style>
    <style:style style:name="P236" style:parent-style-name="Akapitzlistą" style:family="paragraph">
      <style:text-properties fo:language="pl" fo:country="PL"/>
    </style:style>
    <style:style style:name="P237" style:parent-style-name="Akapitzlistą" style:family="paragraph">
      <style:text-properties fo:language="pl" fo:country="PL"/>
    </style:style>
    <style:style style:name="P238" style:parent-style-name="Akapitzlistą" style:family="paragraph">
      <style:text-properties fo:language="pl" fo:country="PL"/>
    </style:style>
    <style:style style:name="P239" style:parent-style-name="Akapitzlistą" style:family="paragraph">
      <style:text-properties fo:language="pl" fo:country="PL"/>
    </style:style>
    <style:style style:name="P240" style:parent-style-name="Akapitzlistą" style:family="paragraph">
      <style:text-properties fo:language="pl" fo:country="PL"/>
    </style:style>
    <style:style style:name="P241" style:parent-style-name="Akapitzlistą" style:family="paragraph">
      <style:text-properties fo:language="pl" fo:country="PL"/>
    </style:style>
    <style:style style:name="P242" style:parent-style-name="Akapitzlistą" style:family="paragraph">
      <style:text-properties fo:language="pl" fo:country="PL"/>
    </style:style>
    <style:style style:name="P243" style:parent-style-name="Akapitzlistą" style:family="paragraph">
      <style:text-properties fo:language="pl" fo:country="PL"/>
    </style:style>
    <style:style style:name="P244" style:parent-style-name="Akapitzlistą" style:family="paragraph">
      <style:text-properties fo:language="pl" fo:country="PL"/>
    </style:style>
    <style:style style:name="P245" style:parent-style-name="Akapitzlistą" style:family="paragraph">
      <style:text-properties fo:language="pl" fo:country="PL"/>
    </style:style>
    <style:style style:name="P246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47" style:parent-style-name="Normalny" style:family="paragraph">
      <style:paragraph-properties fo:margin-left="0.25in">
        <style:tab-stops/>
      </style:paragraph-properties>
      <style:text-properties fo:language="pl" fo:country="PL"/>
    </style:style>
    <style:style style:name="P248" style:parent-style-name="Akapitzlistą" style:family="paragraph">
      <style:text-properties fo:language="pl" fo:country="PL"/>
    </style:style>
    <style:style style:name="P249" style:parent-style-name="Normalny" style:family="paragraph">
      <style:text-properties fo:language="pl" fo:country="PL"/>
    </style:style>
    <style:style style:name="T250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 text:c="59"/>Zadanie domowe</text:p>
      <text:list text:style-name="LFO1" text:continue-numbering="true">
        <text:list-item>
          <text:p text:style-name="P2">Idea ONP:<text:s/></text:p>
        </text:list-item>
      </text:list>
      <text:p text:style-name="P3">Odwrotna Notacja Polska to sposób zapisu matematycznego, w którym operator umieszczany jest po operandzie, a nie przed operandem, jak jest to zwykle w zapisie algebraicznym INF.<text:s/></text:p>
      <text:p text:style-name="P4">Idea ONP opiera się na wykorzystaniu stosu, który umożliwia przechowywanie i przetwarzanie elementów w określonej kolejności. W zapisie ONP, liczby i zmienne są umieszczane na stosie w kolejności, w jakiej występują w zapisie, a operatory są pobierane z góry stosu i wykonywane na dwóch ostatnich elementach, które zostały umieszczone na stosie.</text:p>
      <text:p text:style-name="P5">Dzięki tej idei, zapis ONP pozwala na dokładne i jednoznaczne wykonywanie działań matematycznych bez konieczności stosowania nawiasów, co ułatwia zarówno obliczenia, jak i ich zapis.<text:s/></text:p>
      <text:list text:style-name="LFO1" text:continue-numbering="true">
        <text:list-item>
          <text:p text:style-name="P6"><text:s text:c="62"/>a*((b-c)+d/e)-f</text:p>
        </text:list-item>
      </text:list>
      <text:p text:style-name="P7"/>
      <text:p text:style-name="P8"><text:s text:c="77"/>-</text:p>
      <text:p text:style-name="P9"><text:s text:c="45"/>a*((b-c)+d/e) <text:s text:c="34"/>f</text:p>
      <text:p text:style-name="P10"><text:s text:c="55"/>*</text:p>
      <text:p text:style-name="P11"><text:s text:c="30"/>a <text:s text:c="36"/>(b-c)+d/e</text:p>
      <text:p text:style-name="P12"><text:s text:c="77"/>+</text:p>
      <text:p text:style-name="P13"><text:s text:c="57"/>b-c <text:s text:c="25"/>d/e<text:s/></text:p>
      <text:list text:style-name="LFO2" text:continue-numbering="true">
        <text:list-item>
          <text:p text:style-name="P14"><text:s text:c="25"/>/</text:p>
        </text:list-item>
      </text:list>
      <text:p text:style-name="P15"><text:s text:c="65"/>b <text:s text:c="11"/>c <text:s text:c="15"/>d <text:s text:c="13"/>e</text:p>
      <text:list text:style-name="LFO1" text:continue-numbering="true">
        <text:list-item>
          <text:p text:style-name="P16">Wyrazenie: a*((b-c)+d/e)-f<text:line-break/>Stos:<text:s/></text:p>
        </text:list-item>
      </text:list>
      <text:p text:style-name="P17">Wyjscie:<text:s/>a</text:p>
      <text:p text:style-name="P18"><text:s text:c="7"/>Wyrazenie:<text:s/>*((b-c)+d/e)-f<text:line-break/><text:s text:c="7"/>Stos: <text:s text:c="2"/>*<text:line-break/><text:s text:c="7"/>Wyjscie: a<text:s/></text:p>
      <text:p text:style-name="P19"><text:s text:c="7"/>Wyrazenie: ((b-c)+d/e)-f<text:line-break/><text:s text:c="7"/>Stos: <text:s text:c="2"/>*(<text:line-break/><text:s text:c="7"/>Wyjscie: a<text:s text:c="3"/><text:s text:c="2"/></text:p>
      <text:p text:style-name="P20"><text:s text:c="7"/>Wyrazenie: (b-c)+d/e)-f<text:line-break/><text:s text:c="7"/>Stos: <text:s text:c="2"/>*((<text:line-break/><text:s text:c="7"/>Wyjscie: a<text:s text:c="3"/></text:p>
      <text:p text:style-name="P21"><text:s text:c="7"/>Wyrazenie: b-c)+d/e)-f<text:line-break/><text:s text:c="7"/>Stos: <text:s text:c="2"/>*((<text:line-break/><text:s text:c="7"/>Wyjscie: a<text:s text:c="2"/>b</text:p>
      <text:p text:style-name="P22"><text:s text:c="6"/>Wyrazenie:<text:s/>-c)+d/e)-f<text:line-break/><text:s text:c="7"/>Stos: <text:s text:c="2"/>*((-<text:line-break/><text:s text:c="7"/>Wyjscie: a<text:s text:c="2"/>b<text:s/></text:p>
      <text:p text:style-name="P23"><text:s text:c="7"/>Wyrazenie:<text:s/>c)+d/e)-f<text:line-break/><text:s text:c="7"/>Stos: <text:s text:c="2"/>*((-<text:line-break/><text:s text:c="7"/>Wyjscie: a<text:s text:c="2"/>b c</text:p>
      <text:p text:style-name="P24"><text:s text:c="7"/>Wyrazenie:<text:s/>)+d/e)-f<text:line-break/><text:s text:c="7"/>Stos: <text:s text:c="2"/>*(<text:line-break/><text:s text:c="7"/>Wyjscie: a<text:s text:c="2"/>b c –</text:p>
      <text:soft-page-break/>
      <text:p text:style-name="P25"><text:s text:c="6"/>Wyrazenie:<text:s/>+d/e)-f<text:line-break/><text:s text:c="7"/>Stos: <text:s text:c="2"/>*(+<text:line-break/><text:s text:c="7"/>Wyjscie: a<text:s text:c="2"/>b c<text:s/>–</text:p>
      <text:p text:style-name="P26"><text:s text:c="6"/>Wyrazenie:<text:s/>d/e)-f<text:line-break/><text:s text:c="7"/>Stos: <text:s text:c="2"/>*(+<text:line-break/><text:s text:c="7"/>Wyjscie: a<text:s text:c="2"/>b c <text:s/>– d</text:p>
      <text:p text:style-name="P27"><text:s text:c="6"/>Wyrazenie:<text:s/>/e)-f<text:line-break/><text:s text:c="7"/>Stos: <text:s text:c="2"/>*(+/<text:line-break/><text:s text:c="7"/>Wyjscie: a<text:s text:c="2"/>b c <text:s/>– d</text:p>
      <text:p text:style-name="P28"><text:s text:c="6"/>Wyrazenie:<text:s/>e)-f<text:line-break/><text:s text:c="7"/>Stos: <text:s text:c="2"/>*(+/<text:line-break/><text:s text:c="7"/>Wyjscie: a<text:s text:c="2"/>b c <text:s/>– d e</text:p>
      <text:p text:style-name="P29"><text:s text:c="6"/>Wyrazenie:<text:s/>)-f<text:line-break/><text:s text:c="7"/>Stos: <text:s text:c="2"/>*<text:line-break/><text:s text:c="7"/>Wyjscie: a<text:s text:c="2"/>b c <text:s/>– d e / +<text:s/>*</text:p>
      <text:p text:style-name="P30"><text:s text:c="6"/>Wyrazenie:<text:s/>-f<text:line-break/><text:s text:c="7"/>Stos: <text:s/>-<text:line-break/><text:s text:c="7"/>Wyjscie: a<text:s text:c="2"/>b c <text:s/>– d e / +<text:s/>*</text:p>
      <text:p text:style-name="P31"><text:s text:c="6"/>Wyrazenie:<text:s/>f<text:line-break/><text:s text:c="7"/>Stos: <text:s/>-<text:line-break/><text:s text:c="7"/>Wyjscie: a<text:s text:c="2"/>b c <text:s/>– d e / +<text:s/>*<text:s/>f</text:p>
      <text:p text:style-name="P32"><text:s text:c="6"/>Wyrazenie:<text:s/><text:line-break/><text:s text:c="7"/>Stos: <text:s text:c="2"/><text:line-break/><text:s text:c="7"/>Wyjscie: a<text:s text:c="2"/>b c <text:s/>– d e / +<text:s/>* f -</text:p>
      <text:p text:style-name="P33"><text:span text:style-name="T34">DLA LICZB:</text:span><text:span text:style-name="T35"><text:s/></text:span></text:p>
      <text:p text:style-name="P36"><text:s text:c="7"/>Wyrazenie: 7*((5-4)+8/2)-3</text:p>
      <text:p text:style-name="P37"><text:s text:c="7"/>Stos:</text:p>
      <text:p text:style-name="P38"><text:s text:c="7"/>Wyjscie: 7</text:p>
      <text:p text:style-name="P39"/>
      <text:p text:style-name="P40"><text:span text:style-name="T41">       Wyrazenie: *((5-4)+8/2)-3</text:span></text:p>
      <text:p text:style-name="P42"><text:span text:style-name="T43">       Stos: *</text:span></text:p>
      <text:p text:style-name="P44">       Wyjscie: 7</text:p>
      <text:p text:style-name="P45"><text:span text:style-name="T46"><text:s/></text:span></text:p>
      <text:p text:style-name="P47"><text:span text:style-name="T48">       Wyrazenie: ((5-4)+8/2)-3</text:span></text:p>
      <text:p text:style-name="P49"><text:span text:style-name="T50">       Stos: *(</text:span></text:p>
      <text:p text:style-name="P51">       Wyjscie: 7  </text:p>
      <text:p text:style-name="P52"><text:span text:style-name="T53"><text:s/> <text:s/></text:span></text:p>
      <text:p text:style-name="P54"><text:span text:style-name="T55">       Wyrazenie: (5-4)+8/2)-3</text:span></text:p>
      <text:p text:style-name="P56"><text:span text:style-name="T57">       Stos: *((</text:span></text:p>
      <text:p text:style-name="P58">       Wyjscie: 7  <text:s/></text:p>
      <text:p text:style-name="P59"/>
      <text:p text:style-name="P60"><text:span text:style-name="T61">       Wyrazenie: 5-4)+8/2)-3</text:span></text:p>
      <text:p text:style-name="P62"><text:span text:style-name="T63">       Stos: *((</text:span></text:p>
      <text:p text:style-name="P64">       Wyjscie: 7 5</text:p>
      <text:p text:style-name="P65"/>
      <text:soft-page-break/>
      <text:p text:style-name="P66"><text:span text:style-name="T67">     <text:s/></text:span><text:span text:style-name="T68"><text:s/></text:span><text:span text:style-name="T69">Wyrazenie: -4)+8/2)-3</text:span></text:p>
      <text:p text:style-name="P70"><text:span text:style-name="T71">       Stos: *((-</text:span></text:p>
      <text:p text:style-name="P72">       Wyjscie: 7 5<text:s/></text:p>
      <text:p text:style-name="P73"/>
      <text:p text:style-name="P74"><text:span text:style-name="T75">       Wyrazenie: 4)+8/2)-3</text:span></text:p>
      <text:p text:style-name="P76"><text:span text:style-name="T77">       Stos: *((-</text:span></text:p>
      <text:p text:style-name="P78">       Wyjscie: 7 5 4</text:p>
      <text:p text:style-name="P79"/>
      <text:p text:style-name="P80"><text:span text:style-name="T81">       Wyrazenie: )+8/2)-3</text:span></text:p>
      <text:p text:style-name="P82"><text:span text:style-name="T83">       Stos: *(</text:span></text:p>
      <text:p text:style-name="P84">       Wyjscie: 7 5 4 –</text:p>
      <text:p text:style-name="P85"/>
      <text:p text:style-name="P86"><text:span text:style-name="T87">     </text:span><text:span text:style-name="T88"><text:s/></text:span><text:span text:style-name="T89"><text:s/>Wyrazenie: +8/2)-3</text:span></text:p>
      <text:p text:style-name="P90"><text:span text:style-name="T91">       Stos: *(+</text:span></text:p>
      <text:p text:style-name="P92">       Wyjscie: 7 5 4 –</text:p>
      <text:p text:style-name="P93"/>
      <text:p text:style-name="P94"><text:span text:style-name="T95">    <text:s/></text:span><text:span text:style-name="T96"><text:s text:c="2"/></text:span><text:span text:style-name="T97">Wyrazenie: 8/2)-3</text:span></text:p>
      <text:p text:style-name="P98"><text:span text:style-name="T99">       Stos:</text:span><text:span text:style-name="T100"><text:s/></text:span><text:span text:style-name="T101">*(+</text:span></text:p>
      <text:p text:style-name="P102">       Wyjscie: 7 5 4 – 8</text:p>
      <text:p text:style-name="P103"/>
      <text:p text:style-name="P104"><text:span text:style-name="T105">     </text:span><text:span text:style-name="T106"><text:s text:c="2"/></text:span><text:span text:style-name="T107">Wyrazenie: /2)-3</text:span></text:p>
      <text:p text:style-name="P108"><text:span text:style-name="T109">       Stos: *(+/</text:span></text:p>
      <text:p text:style-name="P110">       Wyjscie: 7 5 4 – 8</text:p>
      <text:p text:style-name="P111"/>
      <text:p text:style-name="P112"><text:span text:style-name="T113">     <text:s/></text:span><text:span text:style-name="T114"><text:s/></text:span><text:span text:style-name="T115">Wyrazenie: 2)-3</text:span></text:p>
      <text:p text:style-name="P116"><text:span text:style-name="T117">       Stos: *(+/</text:span></text:p>
      <text:p text:style-name="P118">       Wyjscie: 7 5 4 – 8 2</text:p>
      <text:p text:style-name="P119"/>
      <text:p text:style-name="P120"><text:span text:style-name="T121">    <text:s/></text:span><text:span text:style-name="T122"><text:s text:c="2"/></text:span><text:span text:style-name="T123">Wyrazenie: )-3</text:span></text:p>
      <text:p text:style-name="P124"><text:span text:style-name="T125">       Stos: *</text:span></text:p>
      <text:p text:style-name="P126">       Wyjscie: 7 5 4 – 8 2 / + *</text:p>
      <text:p text:style-name="P127"/>
      <text:p text:style-name="P128"><text:span text:style-name="T129">     <text:s/></text:span><text:span text:style-name="T130"><text:s/></text:span><text:span text:style-name="T131">Wyrazenie: -3</text:span></text:p>
      <text:p text:style-name="P132"><text:span text:style-name="T133">       Stos: -</text:span></text:p>
      <text:p text:style-name="P134">       Wyjscie: 7 5 4 – 8 2 / + *</text:p>
      <text:p text:style-name="P135"/>
      <text:p text:style-name="P136"><text:span text:style-name="T137">     <text:s/></text:span><text:span text:style-name="T138"><text:s/></text:span><text:span text:style-name="T139">Wyrazenie: 3</text:span></text:p>
      <text:p text:style-name="P140"><text:span text:style-name="T141">       Stos: -</text:span></text:p>
      <text:p text:style-name="P142">       Wyjscie: 7 5 4 – 8 2 / + * 3</text:p>
      <text:p text:style-name="P143"/>
      <text:p text:style-name="P144">     <text:s/><text:s/>Wyrazenie:<text:s/></text:p>
      <text:p text:style-name="P145"><text:span text:style-name="T146">       Stos:  <text:s/></text:span></text:p>
      <text:p text:style-name="P147"><text:span text:style-name="T148">       W</text:span><text:span text:style-name="T149">y</text:span><text:span text:style-name="T150">jscie: 7 5 4 – 8 2 / + * 3 -</text:span></text:p>
      <text:p text:style-name="P151"/>
      <text:p text:style-name="P152"><text:s text:c="5"/></text:p>
      <text:p text:style-name="P153">Czyli:<text:s/></text:p>
      <text:p text:style-name="P154">5 – 4 = 1</text:p>
      <text:p text:style-name="P155">8 / 2 = 4</text:p>
      <text:soft-page-break/>
      <text:p text:style-name="P156">1 + 4 = 5</text:p>
      <text:p text:style-name="P157">7 * 5 = 35</text:p>
      <text:p text:style-name="P158">35 – 3 = 32</text:p>
      <text:list text:style-name="LFO1" text:continue-numbering="true">
        <text:list-item>
          <text:p text:style-name="P159">Wyrazenie:<text:s/>a*b+c/(d+f)-g</text:p>
        </text:list-item>
      </text:list>
      <text:p text:style-name="P160">Stos:</text:p>
      <text:p text:style-name="P161">Wyjscie: a</text:p>
      <text:p text:style-name="P162"/>
      <text:p text:style-name="P163">Wyrazenie:<text:s/>*b+c/(d+f)-g</text:p>
      <text:p text:style-name="P164">Stos: *</text:p>
      <text:p text:style-name="P165">Wyjscie: a</text:p>
      <text:p text:style-name="P166"/>
      <text:p text:style-name="P167">Wyrazenie:<text:s/>b+c/(d+f)-g</text:p>
      <text:p text:style-name="P168">Stos: *</text:p>
      <text:p text:style-name="P169">Wyjscie: a b</text:p>
      <text:p text:style-name="P170"/>
      <text:p text:style-name="P171">Wyrazenie:<text:s/>+c/(d+f)-g</text:p>
      <text:p text:style-name="P172">Stos: *</text:p>
      <text:p text:style-name="P173">Wyjscie: a b *</text:p>
      <text:p text:style-name="P174"/>
      <text:p text:style-name="P175">Wyrazenie: +c/(d+f)-g</text:p>
      <text:p text:style-name="P176">Stos: +</text:p>
      <text:p text:style-name="P177">Wyjscie: a b *</text:p>
      <text:p text:style-name="P178"/>
      <text:p text:style-name="P179">Wyrazenie: c/(d+f)-g</text:p>
      <text:p text:style-name="P180">Stos: +</text:p>
      <text:p text:style-name="P181">Wyjscie: a b * c</text:p>
      <text:p text:style-name="P182"/>
      <text:p text:style-name="P183">Wyrazenie:<text:s/>/(d+f)-g</text:p>
      <text:p text:style-name="P184">Stos: + /</text:p>
      <text:p text:style-name="P185">Wyjscie: a b * c<text:s/></text:p>
      <text:p text:style-name="P186"/>
      <text:p text:style-name="P187">Wyrazenie:<text:s/>(d+f)-g</text:p>
      <text:p text:style-name="P188">Stos: + / (</text:p>
      <text:p text:style-name="P189">Wyjscie: a b * c<text:s/></text:p>
      <text:p text:style-name="P190"/>
      <text:p text:style-name="P191">Wyrazenie:<text:s/>d+f)-g</text:p>
      <text:p text:style-name="P192">Stos: + / (</text:p>
      <text:p text:style-name="P193">Wyjscie: a b * c d</text:p>
      <text:p text:style-name="P194"/>
      <text:p text:style-name="P195">Wyrazenie:<text:s/>+f)-g</text:p>
      <text:p text:style-name="P196">Stos: + / ( +</text:p>
      <text:p text:style-name="P197">Wyjscie: a b * c d</text:p>
      <text:p text:style-name="P198"/>
      <text:p text:style-name="P199">Wyrazenie:<text:s/>f)-g</text:p>
      <text:p text:style-name="P200">Stos: + / ( +</text:p>
      <text:p text:style-name="P201">Wyjscie: a b * c d f</text:p>
      <text:p text:style-name="P202"/>
      <text:p text:style-name="P203">Wyrazenie:<text:s/>)-g</text:p>
      <text:p text:style-name="P204">Stos: + /<text:s/></text:p>
      <text:soft-page-break/>
      <text:p text:style-name="P205">Wyjscie: a b * c d f +</text:p>
      <text:p text:style-name="P206"/>
      <text:p text:style-name="P207">Wyrazenie:<text:s/>-g</text:p>
      <text:p text:style-name="P208">Stos:<text:s/></text:p>
      <text:p text:style-name="P209">Wyjscie: a b * c d f + / +</text:p>
      <text:p text:style-name="P210"/>
      <text:p text:style-name="P211">Wyrazenie:<text:s/>-g</text:p>
      <text:p text:style-name="P212">Stos: -</text:p>
      <text:p text:style-name="P213">Wyjscie: a b * c d f + / +</text:p>
      <text:p text:style-name="P214"/>
      <text:p text:style-name="P215">Wyrazenie:<text:s/>g</text:p>
      <text:p text:style-name="P216">Stos: -</text:p>
      <text:p text:style-name="P217">Wyjscie: a b * c d f + / + g</text:p>
      <text:p text:style-name="P218"/>
      <text:p text:style-name="P219">Wyrazenie:<text:s/></text:p>
      <text:p text:style-name="P220">Stos:<text:s/></text:p>
      <text:p text:style-name="P221">Wyjscie: a b * c d f + / + g -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<text:s text:c="2"/></text:p>
      <text:p text:style-name="P247"><text:s text:c="2"/><text:s/></text:p>
      <text:p text:style-name="P248"/>
      <text:p text:style-name="P249"/>
      <text:p text:style-name="Akapitzlistą"><text:span text:style-name="T250"><text:s text:c="8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4.5333in" text:min-label-width="0.25in" text:list-level-position-and-space-mode="label-alignment">
          <style:list-level-label-alignment text:label-followed-by="listtab" fo:margin-left="4.7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5.0333in" text:min-label-width="0.25in" text:list-level-position-and-space-mode="label-alignment">
          <style:list-level-label-alignment text:label-followed-by="listtab" fo:margin-left="5.2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5.5333in" text:min-label-width="0.25in" text:list-level-position-and-space-mode="label-alignment">
          <style:list-level-label-alignment text:label-followed-by="listtab" fo:margin-left="5.7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6.0333in" text:min-label-width="0.25in" text:list-level-position-and-space-mode="label-alignment">
          <style:list-level-label-alignment text:label-followed-by="listtab" fo:margin-left="6.2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6.5333in" text:min-label-width="0.25in" text:list-level-position-and-space-mode="label-alignment">
          <style:list-level-label-alignment text:label-followed-by="listtab" fo:margin-left="6.7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helina Belavezha</meta:initial-creator>
    <dc:creator>Anhelina Belavezha</dc:creator>
    <meta:creation-date>2023-04-20T11:39:00Z</meta:creation-date>
    <dc:date>2023-04-20T13:21:00Z</dc:date>
    <meta:template xlink:href="Normal" xlink:type="simple"/>
    <meta:editing-cycles>13</meta:editing-cycles>
    <meta:editing-duration>PT5760S</meta:editing-duration>
    <meta:document-statistic meta:page-count="5" meta:paragraph-count="9" meta:word-count="688" meta:character-count="4606" meta:row-count="32" meta:non-whitespace-character-count="3927"/>
  </office:meta>
</office:document-meta>
</file>